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T2" style:parent-style-name="Strong" style:family="text">
      <style:text-properties style:text-underline-type="single" style:text-underline-style="solid" style:text-underline-width="auto" style:text-underline-mode="continuous"/>
    </style:style>
    <style:style style:name="T3" style:parent-style-name="Strong" style:family="text">
      <style:text-properties style:text-underline-type="single" style:text-underline-style="solid" style:text-underline-width="auto" style:text-underline-mode="continuous"/>
    </style:style>
    <style:style style:name="T4" style:parent-style-name="Strong" style:family="text">
      <style:text-properties style:text-underline-type="single" style:text-underline-style="solid" style:text-underline-width="auto" style:text-underline-mode="continuous"/>
    </style:style>
    <style:style style:name="T5" style:parent-style-name="Strong"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Escrow is when<text:s/>Bitcoin<text:s/>is held by a trusted third party. It is only released once certain conditions are met by both the buyer and the seller.</text:p>
      <text:p text:style-name="NormalWeb"><text:span text:style-name="T2">How does escrow work</text:span><text:span text:style-name="T3"><text:s/>on FARGOMINE</text:span><text:span text:style-name="T4">?</text:span></text:p>
      <text:p text:style-name="NormalWeb">Both seller and buyer has to be an active miner in our company, we reserve the right to transact with outside bodies or individuals. The need to only transact<text:s/>with only our clients gives us<text:s/>high level of control and security to avoid scam and sudden change in market value<text:s/></text:p>
      <text:p text:style-name="NormalWeb">Sellers fund their escrow account and expresses intention to sell, 3rd party takes the<text:s/>Bitcoin<text:s/>from the sellers’ wallet and places it in a wallet only FARGOMINE has access to called “ESCROW”.<text:line-break/></text:p>
      <text:p text:style-name="NormalWeb">The buyer initiates trade, waits for the seller to<text:s/>endorse the trade then seller proceeds to send<text:s/>the agreed payment.<text:s/>Reason buyer has to wait for the trade to be endorsed is to make sure the seller is available to verify payment<text:s/>once it’s made. The seller has to hurry and make payment.<text:line-break/></text:p>
      <text:p text:style-name="NormalWeb">The seller verifies the payment<text:s/>is good and tells us<text:s/>to release the coin<text:line-break/></text:p>
      <text:p text:style-name="NormalWeb">We<text:s/>release the agreed Bitcoin into to the mining account of the buyer<text:s/>for mining<text:s/></text:p>
      <text:p text:style-name="NormalWeb"> </text:p>
      <text:p text:style-name="NormalWeb"><text:span text:style-name="T5">Here are the most common questions about escrow when trading bitcoins</text:span><text:span text:style-name="T6"><text:line-break/></text:span><text:line-break/>1) What happens if things go bad? How does escrow protect me?<text:line-break/><text:span text:style-name="Emphasis">If payment has been made and the</text:span><text:span text:style-name="Emphasis"> buyer</text:span><text:span text:style-name="Emphasis"><text:s/>or seller dispute the trade for any reason,<text:s/></text:span><text:span text:style-name="Emphasis">we step</text:span><text:span text:style-name="Emphasis"><text:s/>in and<text:s/></text:span><text:span text:style-name="Emphasis">mediate the trade.</text:span></text:p>
      <text:p text:style-name="NormalWeb">2) How long does it take the<text:s/>Bitcoin<text:s/>to be transferred?<text:line-break/><text:span text:style-name="Emphasis">First escrow has to be “funded”. That means the coins are taken out of the seller’s wallet and put into the escrow wallet. Once released it takes seconds to be deducted from the escrow wallet and to transfer into the buyer’s wallet.</text:span></text:p>
      <text:p text:style-name="NormalWeb">3) Can the seller cancel escrow after I have made payment?<text:line-break/><text:span text:style-name="Emphasis">No, once you have marked that payment is made (typically by pressing a button<text:s/></text:span><text:span text:style-name="Emphasis">labelled</text:span><text:span text:style-name="Emphasis"><text:s/>“Payment Made”) the trade can only be<text:s/></text:span><text:span text:style-name="Emphasis">cancelled</text:span><text:span text:style-name="Emphasis"><text:s/>by the buyer. Just make sure escrow is funded before making payment.</text:span></text:p>
      <text:p text:style-name="NormalWeb">4) What should I do if a trade goes bad?<text:line-break/><text:span text:style-name="Emphasis">Contact @.....................</text:span><text:span text:style-name="Emphasis">directly and file a dispu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nweuba kingsley</meta:initial-creator>
    <dc:creator/>
    <meta:creation-date>2019-02-23T10:56:00Z</meta:creation-date>
    <meta:template xlink:href="Normal" xlink:type="simple"/>
    <meta:editing-cycles>1</meta:editing-cycles>
    <meta:editing-duration>PT2580S</meta:editing-duration>
    <meta:document-statistic meta:page-count="1" meta:paragraph-count="3" meta:word-count="297" meta:character-count="1992" meta:row-count="14" meta:non-whitespace-character-count="1698"/>
  </office:meta>
</office:document-meta>
</file>